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71cm"/>
    </style:style>
    <style:style style:name="co3" style:family="table-column">
      <style:table-column-properties fo:break-before="auto" style:column-width="11.46cm"/>
    </style:style>
    <style:style style:name="co4" style:family="table-column">
      <style:table-column-properties fo:break-before="auto" style:column-width="8.546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2.4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3pt" style:font-style-asian="italic" style:font-weight-asian="bold" style:font-name-complex="Tahoma" style:font-size-complex="13pt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justify" fo:margin-left="0cm"/>
      <style:text-properties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1019" table:default-cell-style-name="ce4"/>
        <table:table-row table:style-name="ro2">
          <table:table-cell table:style-name="ce1" office:value-type="string">
            <text:p>Test Adı</text:p>
          </table:table-cell>
          <table:table-cell table:style-name="ce1" office:value-type="string">
            <text:p>Test Adımları</text:p>
          </table:table-cell>
          <table:table-cell table:style-name="ce1" office:value-type="string">
            <text:p>Beklenen Sonuç</text:p>
          </table:table-cell>
          <table:table-cell table:style-name="ce1" office:value-type="string">
            <text:p>Gerçek Sonuç</text:p>
          </table:table-cell>
          <table:table-cell table:style-name="ce1" office:value-type="string">
            <text:p>Durum (Pass/Fail)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Kullanıcı Giriş Testi</text:p>
          </table:table-cell>
          <table:table-cell table:style-name="ce5" office:value-type="string">
            <text:p>Trendyol.com ana sayfasına git. Sağ üst köşedeki Giriş yap butonuna tıkla. E-posta alanına geçerli bir kullanıcı adı yaz. Şifre alanına geçerli bir şifre yaz. Giriş Yap butonuna tıkla. Ana sayfaya yönlendirilip, sağ üstte "Hesabım" görünmelidir.</text:p>
          </table:table-cell>
          <table:table-cell table:style-name="ce5" office:value-type="string">
            <text:p>Kullanıcı başarılı bir şekilde giriş yapmalı ve ana sayfada sağ üstte Hesabım kutucuğunu görmelidir.</text:p>
          </table:table-cell>
          <table:table-cell table:style-name="ce5" office:value-type="string">
            <text:p>Başarılı: Giriş yapıldı ve sağ üstte Hesabım kutucuğu görünüyor.</text:p>
          </table:table-cell>
          <table:table-cell table:style-name="ce5" office:value-type="string">
            <text:p>Pass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Kullanıcı Bilgilerini Görüntüleme</text:p>
          </table:table-cell>
          <table:table-cell table:style-name="ce5" office:value-type="string">
            <text:p><text:s/>Giriş yaptıktan sonra "Hesabım" tıkla. Açılan sayfada sol taraftaki listeden "Kullanıcı Bilgilerim" tıkla . Kullanıcı bilgilerini kontrol et.</text:p>
          </table:table-cell>
          <table:table-cell table:style-name="ce5" office:value-type="string">
            <text:p>Kullanıcı bilgileri doğru ve eksiksiz şekilde görüntülenir.</text:p>
          </table:table-cell>
          <table:table-cell table:style-name="ce5" office:value-type="string">
            <text:p>Başarılı </text:p>
          </table:table-cell>
          <table:table-cell table:style-name="ce5" office:value-type="string">
            <text:p>Pass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Ürün Arama ve Sonuçları Görüntüleme </text:p>
          </table:table-cell>
          <table:table-cell table:style-name="ce5" office:value-type="string">
            <text:p>Ana sayfada arama çubuğuna "iPhone 15" yaz ve arama butonuna tıkla.</text:p>
          </table:table-cell>
          <table:table-cell table:style-name="ce5" office:value-type="string">
            <text:p>iPhone 15 ile ilgili ürünler listelenmeli. </text:p>
          </table:table-cell>
          <table:table-cell office:value-type="string">
            <text:p>Başarılı</text:p>
          </table:table-cell>
          <table:table-cell office:value-type="string">
            <text:p>Pass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Ürün Filtreleme</text:p>
          </table:table-cell>
          <table:table-cell table:style-name="ce5" office:value-type="string">
            <text:p>Arama sonuç sayfasında "Renk" filtresine tıkla.</text:p>
            <text:p><text:s/>Siyah rengi seç.</text:p>
          </table:table-cell>
          <table:table-cell office:value-type="string">
            <text:p>Seçilen renkteki ürünler listelenir.</text:p>
          </table:table-cell>
          <table:table-cell office:value-type="string">
            <text:p>Başarılı </text:p>
          </table:table-cell>
          <table:table-cell office:value-type="string">
            <text:p>Pass</text:p>
          </table:table-cell>
          <table:table-cell table:number-columns-repeated="1019"/>
        </table:table-row>
        <table:table-row table:style-name="ro5">
          <table:table-cell table:style-name="ce3" office:value-type="string">
            <text:p>Sepete Ürün Ekleme</text:p>
          </table:table-cell>
          <table:table-cell office:value-type="string">
            <text:p>Ürünün altında bulunan "Sepete ekle" butonuna tıkla</text:p>
          </table:table-cell>
          <table:table-cell table:style-name="ce6" office:value-type="string">
            <text:p>Ürün sepete eklenir. "Sepetim" yanında 1 yazmalı.</text:p>
          </table:table-cell>
          <table:table-cell office:value-type="string">
            <text:p>Başarılı </text:p>
          </table:table-cell>
          <table:table-cell office:value-type="string">
            <text:p>Pass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Sepeti Görüntüleme</text:p>
          </table:table-cell>
          <table:table-cell office:value-type="string">
            <text:p>Ana sayfada sepet simgesine tıkla.</text:p>
            <text:p>Sepet sayfasını kontrol et.</text:p>
          </table:table-cell>
          <table:table-cell office:value-type="string">
            <text:p>Sepette eklenmiş ürün görünür.</text:p>
          </table:table-cell>
          <table:table-cell office:value-type="string">
            <text:p>Başarılı </text:p>
          </table:table-cell>
          <table:table-cell office:value-type="string">
            <text:p>Pass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Satın Alma İşlemi</text:p>
          </table:table-cell>
          <table:table-cell office:value-type="string">
            <text:p>Sepet sayfasında "Sepeti Onayla" butonuna tıkla.</text:p>
            <text:p>Kredi kartı bilgilerini gir ve onayla.</text:p>
          </table:table-cell>
          <table:table-cell office:value-type="string">
            <text:p>Satın alma işlemi başarıyla gerçekleşir.</text:p>
          </table:table-cell>
          <table:table-cell office:value-type="string">
            <text:p>Başarılı </text:p>
          </table:table-cell>
          <table:table-cell office:value-type="string">
            <text:p>Pass</text:p>
          </table:table-cell>
          <table:table-cell table:number-columns-repeated="1019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5">05.11.2024</text:date>, <text:time>18:2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M21S</meta:editing-duration>
    <meta:editing-cycles>16</meta:editing-cycles>
    <meta:generator>OpenOffice/4.1.15$Win32 OpenOffice.org_project/4115m2$Build-9813</meta:generator>
    <dc:date>2024-11-05T18:24:25.13</dc:date>
    <dc:creator>caner </dc:creator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